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8ba0" officeooo:paragraph-rsid="000a8ba0"/>
    </style:style>
    <style:style style:name="P2" style:family="paragraph" style:parent-style-name="Standard">
      <style:text-properties officeooo:rsid="000c642f" officeooo:paragraph-rsid="000c642f"/>
    </style:style>
    <style:style style:name="P3" style:family="paragraph" style:parent-style-name="Standard">
      <style:text-properties officeooo:rsid="000d2700" officeooo:paragraph-rsid="000d2700"/>
    </style:style>
    <style:style style:name="P4" style:family="paragraph" style:parent-style-name="Standard">
      <style:text-properties officeooo:rsid="001014d9" officeooo:paragraph-rsid="001014d9"/>
    </style:style>
    <style:style style:name="P5" style:family="paragraph" style:parent-style-name="Standard">
      <style:text-properties officeooo:rsid="0010dbac" officeooo:paragraph-rsid="0010dbac"/>
    </style:style>
    <style:style style:name="P6" style:family="paragraph" style:parent-style-name="Standard">
      <style:text-properties officeooo:rsid="00115491" officeooo:paragraph-rsid="00115491"/>
    </style:style>
    <style:style style:name="P7" style:family="paragraph" style:parent-style-name="Standard">
      <style:text-properties officeooo:rsid="00135eb1" officeooo:paragraph-rsid="00135eb1"/>
    </style:style>
    <style:style style:name="T1" style:family="text">
      <style:text-properties officeooo:rsid="000cd5fb"/>
    </style:style>
    <style:style style:name="T2" style:family="text">
      <style:text-properties officeooo:rsid="000d2700"/>
    </style:style>
    <style:style style:name="T3" style:family="text">
      <style:text-properties officeooo:rsid="000ef57c"/>
    </style:style>
    <style:style style:name="T4" style:family="text">
      <style:text-properties officeooo:rsid="00148b08"/>
    </style:style>
    <style:style style:name="T5" style:family="text">
      <style:text-properties officeooo:rsid="0014c53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ill you eat?</text:p>
      <text:p text:style-name="P1">Ke thu trotharma?</text:p>
      <text:p text:style-name="P1"/>
      <text:p text:style-name="P1">No.</text:p>
      <text:p text:style-name="P1">Nar.</text:p>
      <text:p text:style-name="P1"/>
      <text:p text:style-name="P1">Why not?</text:p>
      <text:p text:style-name="P1">Kir nur?</text:p>
      <text:p text:style-name="P1"/>
      <text:p text:style-name="P2">Because I am not hungry.</text:p>
      <text:p text:style-name="P2">Valta er, ek nur trothe<text:span text:style-name="T2">l</text:span>ar.</text:p>
      <text:p text:style-name="P2"/>
      <text:p text:style-name="P2">Oh, okay.</text:p>
      <text:p text:style-name="P2">Oh, <text:span text:style-name="T1">kother.</text:span></text:p>
      <text:p text:style-name="P2"/>
      <text:p text:style-name="P3">----</text:p>
      <text:p text:style-name="P3"/>
      <text:p text:style-name="P3">I will not talk to you today!</text:p>
      <text:p text:style-name="P3">Ek ma thu nar talarma othatak!</text:p>
      <text:p text:style-name="P3"/>
      <text:p text:style-name="P3">Well then!<text:span text:style-name="T3">/Hear hear!/Well you look at that!</text:span></text:p>
      <text:p text:style-name="P3">Kother, kother!</text:p>
      <text:p text:style-name="P3"/>
      <text:p text:style-name="P4">----</text:p>
      <text:p text:style-name="P4"/>
      <text:p text:style-name="P5">When will we depart?</text:p>
      <text:p text:style-name="P5">Kor nu martarma?</text:p>
      <text:p text:style-name="P5"/>
      <text:p text:style-name="P6">In about ten minutes.</text:p>
      <text:p text:style-name="P7"><text:span text:style-name="T5">E</text:span>nto omikron minuta<text:span text:style-name="T5">, sotar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1" style:font-family-complex="'Droid Sans Devanagari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18T17:14:44.923366951</meta:creation-date>
    <meta:generator>LibreOffice/7.2.6.2$Linux_X86_64 LibreOffice_project/20$Build-2</meta:generator>
    <dc:date>2022-03-18T21:31:59.175858922</dc:date>
    <meta:editing-duration>PT57M40S</meta:editing-duration>
    <meta:editing-cycles>8</meta:editing-cycles>
    <meta:document-statistic meta:table-count="0" meta:image-count="0" meta:object-count="0" meta:page-count="1" meta:paragraph-count="20" meta:word-count="65" meta:character-count="334" meta:non-whitespace-character-count="289"/>
  </office:meta>
</office:document-meta>
</file>